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Lohit Devanagari" svg:font-family="'Lohit Devanagari'" style:font-family-generic="system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a2df5"/>
    </style:style>
    <style:style style:name="P2" style:family="paragraph" style:parent-style-name="Standard">
      <style:text-properties fo:font-size="11pt" style:font-size-asian="11pt" style:font-size-complex="11pt"/>
    </style:style>
    <style:style style:name="P3" style:family="paragraph" style:parent-style-name="Standard">
      <style:text-properties officeooo:paragraph-rsid="0027df01"/>
    </style:style>
    <style:style style:name="P4" style:family="paragraph" style:parent-style-name="Standard" style:master-page-name="MP0">
      <style:paragraph-properties style:page-number="auto" fo:break-before="page"/>
      <style:text-properties officeooo:paragraph-rsid="0027df01"/>
    </style:style>
    <style:style style:name="P5" style:family="paragraph" style:parent-style-name="Standard">
      <style:text-properties fo:font-size="11pt" style:font-size-asian="11pt" style:font-size-complex="11pt"/>
    </style:style>
    <style:style style:name="P6" style:family="paragraph" style:parent-style-name="Standard" style:list-style-name="L1">
      <style:text-properties fo:font-size="11pt" style:font-size-asian="11pt" style:font-size-complex="11pt"/>
    </style:style>
    <style:style style:name="P7" style:family="paragraph" style:parent-style-name="Standard" style:list-style-name="L1">
      <style:text-properties fo:font-size="11pt" officeooo:paragraph-rsid="00185ab0" style:font-size-asian="11pt" style:font-size-complex="11pt"/>
    </style:style>
    <style:style style:name="P8" style:family="paragraph" style:parent-style-name="Standard" style:list-style-name="L1">
      <style:text-properties fo:font-size="11pt" officeooo:paragraph-rsid="001a2df5" style:font-size-asian="11pt" style:font-size-complex="11pt"/>
    </style:style>
    <style:style style:name="P9" style:family="paragraph" style:parent-style-name="Standard" style:list-style-name="L2">
      <style:text-properties fo:font-size="11pt" style:font-size-asian="11pt" style:font-size-complex="11pt"/>
    </style:style>
    <style:style style:name="P10" style:family="paragraph" style:parent-style-name="Standard" style:list-style-name="L2">
      <style:text-properties fo:font-size="11pt" officeooo:paragraph-rsid="001a2df5" style:font-size-asian="11pt" style:font-size-complex="11pt"/>
    </style:style>
    <style:style style:name="P11" style:family="paragraph" style:parent-style-name="Standard" style:list-style-name="L2">
      <style:text-properties fo:font-size="11pt" officeooo:paragraph-rsid="001d1ce3" style:font-size-asian="11pt" style:font-size-complex="11pt"/>
    </style:style>
    <style:style style:name="P12" style:family="paragraph" style:parent-style-name="Standard" style:list-style-name="L2">
      <style:text-properties fo:font-size="11pt" officeooo:paragraph-rsid="002738d0" style:font-size-asian="11pt" style:font-size-complex="11pt"/>
    </style:style>
    <style:style style:name="P13" style:family="paragraph" style:parent-style-name="Standard" style:list-style-name="L2">
      <style:text-properties fo:font-size="11pt" officeooo:paragraph-rsid="001c120f" style:font-size-asian="11pt" style:font-size-complex="11pt"/>
    </style:style>
    <style:style style:name="P14" style:family="paragraph" style:parent-style-name="Standard" style:list-style-name="L1" style:master-page-name="">
      <loext:graphic-properties draw:fill="none"/>
      <style:paragraph-properties fo:margin-left="1.25in" fo:margin-right="0in" fo:hyphenation-ladder-count="no-limit" fo:text-indent="-0.25in" style:auto-text-indent="false" style:page-number="auto" fo:background-color="transparent"/>
      <style:text-properties fo:font-size="11pt" style:font-size-asian="11pt" style:font-size-complex="11pt" fo:hyphenate="false"/>
    </style:style>
    <style:style style:name="P15" style:family="paragraph" style:parent-style-name="Standard" style:list-style-name="L1" style:master-page-name="">
      <loext:graphic-properties draw:fill="none"/>
      <style:paragraph-properties fo:margin-left="1.25in" fo:margin-right="0in" fo:hyphenation-ladder-count="no-limit" fo:text-indent="-0.25in" style:auto-text-indent="false" style:page-number="auto" fo:background-color="transparent"/>
      <style:text-properties fo:font-size="11pt" officeooo:paragraph-rsid="001a2df5" style:font-size-asian="11pt" style:font-size-complex="11pt" fo:hyphenate="false"/>
    </style:style>
    <style:style style:name="P16" style:family="paragraph" style:parent-style-name="Standard" style:list-style-name="L1">
      <loext:graphic-properties draw:fill="none"/>
      <style:paragraph-properties fo:margin-left="1.25in" fo:margin-right="0in" fo:hyphenation-ladder-count="no-limit" fo:text-indent="-0.25in" style:auto-text-indent="false" fo:background-color="transparent"/>
      <style:text-properties fo:font-size="11pt" style:font-size-asian="11pt" style:font-size-complex="11pt" fo:hyphenate="false"/>
    </style:style>
    <style:style style:name="P17" style:family="paragraph" style:parent-style-name="Standard" style:list-style-name="L1">
      <style:paragraph-properties style:writing-mode="lr-tb"/>
      <style:text-properties fo:font-size="11pt" style:font-size-asian="11pt" style:font-size-complex="11pt"/>
    </style:style>
    <style:style style:name="P18" style:family="paragraph" style:parent-style-name="Standard" style:list-style-name="L2">
      <style:paragraph-properties style:writing-mode="lr-tb"/>
      <style:text-properties fo:font-size="11pt" style:font-size-asian="11pt" style:font-size-complex="11pt"/>
    </style:style>
    <style:style style:name="T1" style:family="text">
      <style:text-properties officeooo:rsid="0017a62b"/>
    </style:style>
    <style:style style:name="T2" style:family="text">
      <style:text-properties fo:font-style="normal" style:text-underline-style="solid" style:text-underline-width="auto" style:text-underline-color="font-color" officeooo:rsid="001c3fda" style:font-style-asian="normal" style:font-style-complex="normal"/>
    </style:style>
    <style:style style:name="T3" style:family="text">
      <style:text-properties fo:font-style="normal" style:text-underline-style="none" style:font-style-asian="normal" style:font-style-complex="normal"/>
    </style:style>
    <style:style style:name="T4" style:family="text">
      <style:text-properties fo:font-style="normal" style:text-underline-style="none" officeooo:rsid="0017a62b" style:font-style-asian="normal" style:font-style-complex="normal"/>
    </style:style>
    <style:style style:name="T5" style:family="text">
      <style:text-properties style:text-underline-style="solid" style:text-underline-width="auto" style:text-underline-color="font-color" officeooo:rsid="00216c30"/>
    </style:style>
    <style:style style:name="T6" style:family="text">
      <style:text-properties style:text-underline-style="solid" style:text-underline-width="auto" style:text-underline-color="font-color" officeooo:rsid="0023385a"/>
    </style:style>
    <style:style style:name="T7" style:family="text">
      <style:text-properties style:text-underline-style="solid" style:text-underline-width="auto" style:text-underline-color="font-color" officeooo:rsid="002445dd"/>
    </style:style>
    <style:style style:name="T8" style:family="text">
      <style:text-properties style:text-underline-style="solid" style:text-underline-width="auto" style:text-underline-color="font-color" officeooo:rsid="0024d8b0"/>
    </style:style>
    <style:style style:name="T9" style:family="text">
      <style:text-properties style:text-underline-style="solid" style:text-underline-width="auto" style:text-underline-color="font-color" officeooo:rsid="00255dd2"/>
    </style:style>
    <style:style style:name="T10" style:family="text">
      <style:text-properties style:text-underline-style="solid" style:text-underline-width="auto" style:text-underline-color="font-color" officeooo:rsid="0025f0df"/>
    </style:style>
    <style:style style:name="T11" style:family="text">
      <style:text-properties style:text-underline-style="solid" style:text-underline-width="auto" style:text-underline-color="font-color" officeooo:rsid="002738d0"/>
    </style:style>
    <style:style style:name="T12" style:family="text">
      <style:text-properties style:text-underline-style="solid" style:text-underline-width="auto" style:text-underline-color="font-color" officeooo:rsid="0027df01"/>
    </style:style>
    <style:style style:name="T13" style:family="text">
      <style:text-properties style:text-underline-style="solid" style:text-underline-width="auto" style:text-underline-color="font-color" officeooo:rsid="002957bb"/>
    </style:style>
    <style:style style:name="T14" style:family="text">
      <style:text-properties style:text-underline-style="solid" style:text-underline-width="auto" style:text-underline-color="font-color" officeooo:rsid="002965ff"/>
    </style:style>
    <style:style style:name="T15" style:family="text">
      <style:text-properties style:text-underline-style="solid" style:text-underline-width="auto" style:text-underline-color="font-color" officeooo:rsid="002b62ea"/>
    </style:style>
    <style:style style:name="T16" style:family="text">
      <style:text-properties style:text-underline-style="solid" style:text-underline-width="auto" style:text-underline-color="font-color" officeooo:rsid="002bb9fb"/>
    </style:style>
    <style:style style:name="T17" style:family="text">
      <style:text-properties style:text-underline-style="solid" style:text-underline-width="auto" style:text-underline-color="font-color" officeooo:rsid="002bfd21"/>
    </style:style>
    <style:style style:name="T18" style:family="text">
      <style:text-properties style:text-underline-style="solid" style:text-underline-width="auto" style:text-underline-color="font-color" officeooo:rsid="002db6f7"/>
    </style:style>
    <style:style style:name="T19" style:family="text">
      <style:text-properties style:text-underline-style="solid" style:text-underline-width="auto" style:text-underline-color="font-color" officeooo:rsid="00325aba"/>
    </style:style>
    <style:style style:name="T20" style:family="text">
      <style:text-properties style:text-underline-style="solid" style:text-underline-width="auto" style:text-underline-color="font-color" officeooo:rsid="00342d09"/>
    </style:style>
    <style:style style:name="T21" style:family="text">
      <style:text-properties style:text-underline-style="solid" style:text-underline-width="auto" style:text-underline-color="font-color" officeooo:rsid="003609e7"/>
    </style:style>
    <style:style style:name="T22" style:family="text">
      <style:text-properties style:text-underline-style="none"/>
    </style:style>
    <style:style style:name="T23" style:family="text">
      <style:text-properties style:text-underline-style="none" officeooo:rsid="0017a62b"/>
    </style:style>
    <style:style style:name="T24" style:family="text">
      <style:text-properties style:text-underline-style="none" officeooo:rsid="00185ab0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officeooo:rsid="00185ab0"/>
    </style:style>
    <style:style style:name="T27" style:family="text">
      <style:text-properties officeooo:rsid="001a2df5"/>
    </style:style>
    <style:style style:name="T28" style:family="text">
      <style:text-properties officeooo:rsid="002bfd21"/>
    </style:style>
    <style:style style:name="Sect1" style:family="section">
      <style:section-properties style:writing-mode="lr-tb" fo:margin-left="0in" fo:margin-right="0in" style:editable="false">
        <style:columns fo:column-count="2" fo:column-gap="0.5in">
          <style:column style:rel-width="32767*" fo:start-indent="0in" fo:end-indent="0.25in"/>
          <style:column style:rel-width="32768*" fo:start-indent="0.25in" fo:end-indent="0in"/>
        </style:columns>
      </style:section-properties>
    </style:style>
    <text:list-style style:name="L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2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2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2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2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Jong Park<text:tab/></text:p>
      <text:p text:style-name="P3">CS 312 – System Architecture<text:tab/></text:p>
      <text:p text:style-name="P3">HW 5 – Networking<text:tab/> <text:tab/></text:p>
      <text:p text:style-name="P3">May 0<text:span text:style-name="T27">8,</text:span> 2019</text:p>
      <text:p text:style-name="P1"/>
      <text:section text:style-name="Sect1" text:name="Sect1">
        <text:p text:style-name="P2">NorthRouter</text:p>
        <text:list xml:id="list1581198698" text:style-name="L1">
          <text:list-item>
            <text:p text:style-name="P6">Default Gateway: <text:s text:c="3"/><text:span text:style-name="T1">192.168.4.1/</text:span><text:span text:style-name="T17">32</text:span></text:p>
          </text:list-item>
          <text:list-item>
            <text:p text:style-name="P6">X1</text:p>
            <text:list>
              <text:list-item>
                <text:p text:style-name="P6">Network: <text:s text:c="3"/><text:span text:style-name="T2">192</text:span><text:span text:style-name="T3">.</text:span><text:span text:style-name="T2">168</text:span>.<text:span text:style-name="T1">5.0/24</text:span></text:p>
              </text:list-item>
              <text:list-item>
                <text:p text:style-name="P6">IP Address: <text:span text:style-name="T1">192.168.5.1/32</text:span> </text:p>
              </text:list-item>
              <text:list-item>
                <text:p text:style-name="P6">DHCP Server</text:p>
                <text:list>
                  <text:list-item>
                    <text:p text:style-name="P14">Network: <text:tab/> <text:s text:c="6"/><text:span text:style-name="T1">192.168.5.0/24</text:span></text:p>
                  </text:list-item>
                  <text:list-item>
                    <text:p text:style-name="P16">Starting IP Address: <text:span text:style-name="T1">192.168.5.10/32</text:span></text:p>
                  </text:list-item>
                  <text:list-item>
                    <text:p text:style-name="P16">Ending IP Address: <text:s/><text:span text:style-name="T1">192.168.</text:span><text:span text:style-name="T9">5</text:span><text:span text:style-name="T23">.</text:span><text:span text:style-name="T4">100/32</text:span></text:p>
                  </text:list-item>
                </text:list>
              </text:list-item>
            </text:list>
          </text:list-item>
          <text:list-item>
            <text:p text:style-name="P6">X2</text:p>
            <text:list>
              <text:list-item>
                <text:p text:style-name="P6">Network: <text:s text:c="3"/><text:span text:style-name="T28">192.168.4.0/24</text:span></text:p>
              </text:list-item>
              <text:list-item>
                <text:p text:style-name="P6">IP Address: <text:span text:style-name="T1">192.168.4.20/</text:span><text:span text:style-name="T14">32</text:span></text:p>
              </text:list-item>
            </text:list>
          </text:list-item>
        </text:list>
        <text:p text:style-name="P2">SouthRouter</text:p>
        <text:list xml:id="list182016709175731" text:continue-numbering="true" text:style-name="L1">
          <text:list-item>
            <text:p text:style-name="P6">Default Gateway: <text:s text:c="3"/><text:span text:style-name="T1">192.168.3.</text:span><text:span text:style-name="T6">1</text:span><text:span text:style-name="T23">/32</text:span></text:p>
          </text:list-item>
          <text:list-item>
            <text:p text:style-name="P6">X1</text:p>
            <text:list>
              <text:list-item>
                <text:p text:style-name="P6">Network: <text:s text:c="3"/><text:span text:style-name="T1">192.168.</text:span><text:span text:style-name="T14">4</text:span><text:span text:style-name="T23">.</text:span><text:span text:style-name="T7">0</text:span><text:span text:style-name="T23">/24</text:span></text:p>
              </text:list-item>
              <text:list-item>
                <text:p text:style-name="P17">IP Address: <text:span text:style-name="T5">192</text:span><text:span text:style-name="T22">.</text:span><text:span text:style-name="T5">168</text:span><text:span text:style-name="T22">.</text:span><text:span text:style-name="T14">4</text:span><text:span text:style-name="T22">.</text:span><text:span text:style-name="T23">1/</text:span><text:span text:style-name="T17">32</text:span></text:p>
              </text:list-item>
            </text:list>
          </text:list-item>
          <text:list-item>
            <text:p text:style-name="P6">X2</text:p>
            <text:list>
              <text:list-item>
                <text:p text:style-name="P6">Network: <text:s text:c="3"/><text:span text:style-name="T1">192.168.3.124/30</text:span></text:p>
              </text:list-item>
              <text:list-item>
                <text:p text:style-name="P6">IP Address: <text:span text:style-name="T26">192.168.3.126/32</text:span></text:p>
              </text:list-item>
            </text:list>
          </text:list-item>
        </text:list>
        <text:p text:style-name="P2">BorderRouter</text:p>
        <text:list xml:id="list182016476318286" text:continue-numbering="true" text:style-name="L1">
          <text:list-item>
            <text:p text:style-name="P6">Default Gateway: <text:s text:c="3"/><text:span text:style-name="T26">10.0.0.1/32</text:span></text:p>
          </text:list-item>
          <text:list-item>
            <text:p text:style-name="P6">X1</text:p>
            <text:list>
              <text:list-item>
                <text:p text:style-name="P6">Network: <text:s text:c="3"/><text:span text:style-name="T26">192.168.3.</text:span><text:span text:style-name="T12">0</text:span><text:span text:style-name="T24">/</text:span><text:span text:style-name="T13">30</text:span></text:p>
              </text:list-item>
              <text:list-item>
                <text:p text:style-name="P7">IP Address: <text:span text:style-name="T26">192.168.3.</text:span><text:span text:style-name="T13">125</text:span><text:span text:style-name="T24">/32</text:span></text:p>
              </text:list-item>
            </text:list>
          </text:list-item>
          <text:list-item>
            <text:p text:style-name="P6">X2</text:p>
            <text:list>
              <text:list-item>
                <text:p text:style-name="P6">Network: <text:s text:c="3"/><text:span text:style-name="T26">10.0.0.0/24</text:span></text:p>
              </text:list-item>
              <text:list-item>
                <text:p text:style-name="P6">IP Address: <text:span text:style-name="T26">10.0.0.2/</text:span><text:span text:style-name="T17">32</text:span></text:p>
              </text:list-item>
            </text:list>
          </text:list-item>
          <text:list-item>
            <text:p text:style-name="P6">X3</text:p>
            <text:list>
              <text:list-item>
                <text:p text:style-name="P6">Network: <text:s text:c="3"/><text:span text:style-name="T12">192</text:span><text:span text:style-name="T22">.</text:span><text:span text:style-name="T12">168</text:span><text:span text:style-name="T22">.</text:span><text:span text:style-name="T12">2</text:span><text:span text:style-name="T22">.</text:span><text:span text:style-name="T12">0</text:span><text:span text:style-name="T22">/</text:span><text:span text:style-name="T17">24</text:span></text:p>
              </text:list-item>
              <text:list-item>
                <text:p text:style-name="P7">IP Address: <text:span text:style-name="T12">192</text:span><text:span text:style-name="T22">.</text:span><text:span text:style-name="T12">168</text:span><text:span text:style-name="T22">.</text:span><text:span text:style-name="T12">2</text:span><text:span text:style-name="T22">.</text:span><text:span text:style-name="T24">1</text:span><text:span text:style-name="T22">/</text:span><text:span text:style-name="T17">32</text:span></text:p>
              </text:list-item>
            </text:list>
          </text:list-item>
        </text:list>
        <text:p text:style-name="P2">WAPRouter</text:p>
        <text:list xml:id="list182015377454962" text:continue-numbering="true" text:style-name="L1">
          <text:list-item>
            <text:p text:style-name="P6">Default Gateway: <text:s text:c="3"/><text:span text:style-name="T26">192.168.2.1/32</text:span></text:p>
          </text:list-item>
          <text:list-item>
            <text:p text:style-name="P6">X1</text:p>
            <text:list>
              <text:list-item>
                <text:p text:style-name="P8">Network: <text:s text:c="3"/><text:span text:style-name="T26">192.168.2.0/24</text:span></text:p>
              </text:list-item>
              <text:list-item>
                <text:p text:style-name="P8">IP Address: <text:span text:style-name="T26">192.168.2.2/32</text:span></text:p>
              </text:list-item>
            </text:list>
          </text:list-item>
          <text:list-item>
            <text:p text:style-name="P6">X2</text:p>
            <text:list>
              <text:list-item>
                <text:p text:style-name="P8">Network: <text:s text:c="3"/><text:span text:style-name="T8">192</text:span><text:span text:style-name="T22">.</text:span><text:span text:style-name="T8">168</text:span><text:span text:style-name="T22">.</text:span><text:span text:style-name="T8">0</text:span><text:span text:style-name="T22">.</text:span><text:span text:style-name="T8">0</text:span><text:span text:style-name="T22">/</text:span><text:span text:style-name="T17">24</text:span></text:p>
              </text:list-item>
              <text:list-item>
                <text:p text:style-name="P8">IP Address: <text:span text:style-name="T26">192.168.0.1/32</text:span></text:p>
              </text:list-item>
              <text:list-item>
                <text:p text:style-name="P6">DHCP Server</text:p>
                <text:list>
                  <text:list-item>
                    <text:p text:style-name="P15">Network: <text:tab/> <text:s text:c="6"/><text:span text:style-name="T7">192</text:span><text:span text:style-name="T22">.</text:span><text:span text:style-name="T7">168</text:span><text:span text:style-name="T22">.</text:span><text:span text:style-name="T7">0</text:span><text:span text:style-name="T22">.</text:span><text:span text:style-name="T7">0</text:span><text:span text:style-name="T22">/</text:span><text:span text:style-name="T17">16</text:span></text:p>
                  </text:list-item>
                  <text:list-item>
                    <text:p text:style-name="P16">Starting IP Address: <text:span text:style-name="T27">192.168.0.10/32</text:span></text:p>
                  </text:list-item>
                  <text:list-item>
                    <text:p text:style-name="P16">Ending IP Address: <text:s/><text:span text:style-name="T17">192</text:span>.<text:span text:style-name="T17">168</text:span>.255.254/32</text:p>
                  </text:list-item>
                </text:list>
              </text:list-item>
            </text:list>
          </text:list-item>
        </text:list>
        <text:p text:style-name="P2"/>
        <text:p text:style-name="P2">WAP1</text:p>
        <text:list xml:id="list3554468850" text:style-name="L2">
          <text:list-item>
            <text:p text:style-name="P10">Network: <text:s text:c="3"/><text:span text:style-name="T8">192</text:span><text:span text:style-name="T22">.</text:span><text:span text:style-name="T8">168</text:span><text:span text:style-name="T22">.</text:span><text:span text:style-name="T8">0</text:span><text:span text:style-name="T22">.</text:span><text:span text:style-name="T8">0</text:span><text:span text:style-name="T22">/</text:span><text:span text:style-name="T17">16</text:span></text:p>
          </text:list-item>
          <text:list-item>
            <text:p text:style-name="P9">IP Address: 192.168.0.2/32</text:p>
          </text:list-item>
        </text:list>
        <text:p text:style-name="P2">WAP2</text:p>
        <text:list xml:id="list182015487032790" text:continue-numbering="true" text:style-name="L2">
          <text:list-item>
            <text:p text:style-name="P10">Network: <text:s text:c="3"/><text:span text:style-name="T8">192</text:span><text:span text:style-name="T22">.</text:span><text:span text:style-name="T8">168</text:span><text:span text:style-name="T22">.</text:span><text:span text:style-name="T8">0</text:span><text:span text:style-name="T22">.</text:span><text:span text:style-name="T8">0</text:span><text:span text:style-name="T22">/</text:span><text:span text:style-name="T17">16</text:span></text:p>
          </text:list-item>
          <text:list-item>
            <text:p text:style-name="P11">IP Address: 192.168.0.<text:span text:style-name="T27">3</text:span>/32</text:p>
          </text:list-item>
        </text:list>
        <text:p text:style-name="P2"/>
        <text:p text:style-name="P2">PC1</text:p>
        <text:list xml:id="list182015680593209" text:continue-numbering="true" text:style-name="L2">
          <text:list-item>
            <text:p text:style-name="P10">Network:<text:tab/><text:tab/><text:span text:style-name="T10">192</text:span><text:span text:style-name="T22">.</text:span><text:span text:style-name="T10">168</text:span><text:span text:style-name="T22">.</text:span><text:span text:style-name="T10">5</text:span><text:span text:style-name="T22">.</text:span><text:span text:style-name="T10">0</text:span><text:span text:style-name="T22">/</text:span><text:span text:style-name="T18">24</text:span></text:p>
          </text:list-item>
          <text:list-item>
            <text:p text:style-name="P9">IP Address:<text:tab/><text:tab/>192.168.5.10/32</text:p>
          </text:list-item>
          <text:list-item>
            <text:p text:style-name="P9">Default Gateway: <text:tab/>192.168.5.1/32</text:p>
          </text:list-item>
        </text:list>
        <text:p text:style-name="P2">PC2</text:p>
        <text:list xml:id="list182016201477287" text:continue-numbering="true" text:style-name="L2">
          <text:list-item>
            <text:p text:style-name="P12">Network:<text:tab/><text:tab/><text:span text:style-name="T10">192</text:span><text:span text:style-name="T22">.</text:span><text:span text:style-name="T10">168</text:span><text:span text:style-name="T22">.</text:span><text:span text:style-name="T10">5</text:span><text:span text:style-name="T22">.</text:span><text:span text:style-name="T10">0</text:span><text:span text:style-name="T22">/</text:span><text:span text:style-name="T18">24</text:span></text:p>
          </text:list-item>
          <text:list-item>
            <text:p text:style-name="P9">IP Address:<text:tab/><text:tab/>192.168.5.101/32</text:p>
          </text:list-item>
          <text:list-item>
            <text:p text:style-name="P18">Default Gateway: <text:tab/><text:span text:style-name="T22">192.168.5.1/32</text:span></text:p>
          </text:list-item>
        </text:list>
        <text:p text:style-name="P2">PC3</text:p>
        <text:list xml:id="list182017123890046" text:continue-numbering="true" text:style-name="L2">
          <text:list-item>
            <text:p text:style-name="P12">Network:<text:span text:style-name="T22"><text:tab/><text:tab/></text:span><text:span text:style-name="T10">192</text:span><text:span text:style-name="T22">.</text:span><text:span text:style-name="T10">168</text:span><text:span text:style-name="T22">.</text:span><text:span text:style-name="T11">4</text:span><text:span text:style-name="T22">.</text:span><text:span text:style-name="T10">0</text:span><text:span text:style-name="T22">/</text:span><text:span text:style-name="T18">24</text:span></text:p>
          </text:list-item>
          <text:list-item>
            <text:p text:style-name="P9">IP Address:<text:tab/><text:tab/>192.168.4.10/32</text:p>
          </text:list-item>
          <text:list-item>
            <text:p text:style-name="P10">Default Gateway: <text:tab/><text:span text:style-name="T12">192</text:span><text:span text:style-name="T22">.</text:span><text:span text:style-name="T12">168</text:span><text:span text:style-name="T22">.</text:span><text:span text:style-name="T12">4</text:span><text:span text:style-name="T22">.</text:span><text:span text:style-name="T12">1</text:span><text:span text:style-name="T22">/</text:span><text:span text:style-name="T18">32</text:span></text:p>
          </text:list-item>
        </text:list>
        <text:p text:style-name="P2">PC4</text:p>
        <text:list xml:id="list182015388267760" text:continue-numbering="true" text:style-name="L2">
          <text:list-item>
            <text:p text:style-name="P12">Network:<text:tab/><text:tab/><text:span text:style-name="T10">192</text:span><text:span text:style-name="T22">.</text:span><text:span text:style-name="T10">168</text:span><text:span text:style-name="T22">.</text:span><text:span text:style-name="T11">4</text:span><text:span text:style-name="T22">.</text:span><text:span text:style-name="T10">0</text:span><text:span text:style-name="T22">/</text:span><text:span text:style-name="T18">24</text:span></text:p>
          </text:list-item>
          <text:list-item>
            <text:p text:style-name="P9">IP Address:<text:tab/><text:tab/>192.168.4.11/32</text:p>
          </text:list-item>
          <text:list-item>
            <text:p text:style-name="P10">Default Gateway: <text:tab/><text:span text:style-name="T12">192</text:span><text:span text:style-name="T22">.</text:span><text:span text:style-name="T12">168</text:span><text:span text:style-name="T22">.</text:span><text:span text:style-name="T12">4</text:span><text:span text:style-name="T22">.</text:span><text:span text:style-name="T12">1</text:span><text:span text:style-name="T22">/</text:span><text:span text:style-name="T18">32</text:span></text:p>
          </text:list-item>
        </text:list>
        <text:p text:style-name="P2">PC5</text:p>
        <text:list xml:id="list182015636550704" text:continue-numbering="true" text:style-name="L2">
          <text:list-item>
            <text:p text:style-name="P10">Network:<text:tab/><text:tab/><text:span text:style-name="T12">192</text:span><text:span text:style-name="T22">.</text:span><text:span text:style-name="T12">168</text:span><text:span text:style-name="T22">.</text:span><text:span text:style-name="T12">0</text:span><text:span text:style-name="T22">.</text:span><text:span text:style-name="T12">0</text:span><text:span text:style-name="T22">/</text:span><text:span text:style-name="T17">16</text:span></text:p>
          </text:list-item>
          <text:list-item>
            <text:p text:style-name="P9">IP Address:<text:tab/><text:tab/>192.168.0.10/32</text:p>
          </text:list-item>
          <text:list-item>
            <text:p text:style-name="P9">Default Gateway: <text:tab/>192.168.0.1/32</text:p>
          </text:list-item>
        </text:list>
        <text:p text:style-name="P2">PC6</text:p>
        <text:list xml:id="list182017000856586" text:continue-numbering="true" text:style-name="L2">
          <text:list-item>
            <text:p text:style-name="P10">Network: <text:tab/><text:tab/><text:span text:style-name="T16">192</text:span><text:span text:style-name="T22">.</text:span><text:span text:style-name="T16">168</text:span><text:span text:style-name="T22">.</text:span><text:span text:style-name="T16">2</text:span><text:span text:style-name="T22">.</text:span><text:span text:style-name="T16">0</text:span><text:span text:style-name="T22">/</text:span><text:span text:style-name="T19">24</text:span></text:p>
          </text:list-item>
          <text:list-item>
            <text:p text:style-name="P9">IP Address: <text:tab/><text:tab/>192.168.<text:span text:style-name="T15">2</text:span>.10/32</text:p>
          </text:list-item>
          <text:list-item>
            <text:p text:style-name="P9">Default Gateway: <text:tab/>192.168.<text:span text:style-name="T15">2</text:span>.<text:span text:style-name="T15">1</text:span>/32</text:p>
          </text:list-item>
        </text:list>
        <text:p text:style-name="P2"/>
        <text:p text:style-name="P2">Route1</text:p>
        <text:list xml:id="list182015591804485" text:continue-numbering="true" text:style-name="L2">
          <text:list-item>
            <text:p text:style-name="P9">Stored in Router: <text:span text:style-name="T16">WAPRouter</text:span></text:p>
          </text:list-item>
          <text:list-item>
            <text:p text:style-name="P9">Targets Network: 192.168.0.0/<text:span text:style-name="T16">24</text:span></text:p>
          </text:list-item>
          <text:list-item>
            <text:p text:style-name="P18">Gateway IP Address: 192.168.<text:span text:style-name="T16">2</text:span>.<text:span text:style-name="T16">2</text:span>/32</text:p>
          </text:list-item>
        </text:list>
        <text:p text:style-name="P2">Route2</text:p>
        <text:list xml:id="list182015583171408" text:continue-numbering="true" text:style-name="L2">
          <text:list-item>
            <text:p text:style-name="P13">Stored in Router: <text:span text:style-name="T15">SouthRouter</text:span></text:p>
          </text:list-item>
          <text:list-item>
            <text:p text:style-name="P9">Targets Network: 192.168.5.0/24</text:p>
          </text:list-item>
          <text:list-item>
            <text:p text:style-name="P9">Gateway IP Address: 192.168.3.126/32</text:p>
          </text:list-item>
        </text:list>
        <text:p text:style-name="P2">Route3</text:p>
        <text:list xml:id="list182015573719542" text:continue-numbering="true" text:style-name="L2">
          <text:list-item>
            <text:p text:style-name="P13">Stored in Router: <text:span text:style-name="T14">NorthRouter</text:span></text:p>
          </text:list-item>
          <text:list-item>
            <text:p text:style-name="P9">Targets Network: 192.168.5.0/24</text:p>
          </text:list-item>
          <text:list-item>
            <text:p text:style-name="P9">Gateway IP Address: 192.168.4.20/32</text:p>
          </text:list-item>
        </text:list>
        <text:p text:style-name="P2"/>
        <text:p text:style-name="P2">VPN Endpoint IP Address 1: 192.168.4.<text:span text:style-name="T21">20</text:span>/32</text:p>
        <text:p text:style-name="P2"/>
        <text:p text:style-name="P2">VPN Endpoint IP Address 2: 192.168.<text:span text:style-name="T20">2</text:span>.<text:span text:style-name="T21">2</text:span>/32</text:p>
        <text:p text:style-name="P2"/>
        <text:p text:style-name="P2"><text:span text:style-name="T25">A packet just arrived</text:span> at BorderRouter, destined for 192.168.0.10/32. Out of which interface will it leave BorderRouter: X<text:span text:style-name="T10">3</text:span></text:p>
        <text:p text:style-name="P2"/>
        <text:p text:style-name="P2">One of these PCs DEFINITELY has a <text:span text:style-name="T25">statistically assigned IP address</text:span>. Some of them MAY have a DHCP-assigned addresss. Which one PC DEFINITELY has a statically assigned IP address: PC<text:span text:style-name="T10">2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Lohit Devanagari" svg:font-family="'Lohit Devanagari'" style:font-family-generic="system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Default_20_Paragraph_20_Font" style:display-name="Default Paragraph Font" style:family="text"/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25in" fo:margin-bottom="0.25in" fo:margin-left="0.25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meta:creation-date>2019-05-06T12:01:00Z</meta:creation-date>
    <dc:date>2019-05-08T18:20:15.095171308</dc:date>
    <meta:editing-cycles>27</meta:editing-cycles>
    <meta:editing-duration>PT3H2M54S</meta:editing-duration>
    <meta:document-statistic meta:table-count="0" meta:image-count="0" meta:object-count="0" meta:page-count="1" meta:paragraph-count="93" meta:word-count="338" meta:character-count="2360" meta:non-whitespace-character-count="2094"/>
    <meta:template xlink:type="simple" xlink:actuate="onRequest" xlink:title="" xlink:href="Normal.dotm"/>
  </office:meta>
</office:document-meta>
</file>